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automatic-styles>
    <style:style style:name="P1" style:family="Paragraph">
      <style:text-properties fo:font-size="12pt"/>
    </style:style>
    <style:style style:name="ss1" style:family="table" style:master-page-name="Default">
      <style:table-properties style:writing-mode="lr-tb" table:display="true"/>
      <style:page-layout-properties style:print-orientation="portrait"/>
    </style:style>
    <style:style style:name="rs2" style:family="table-row">
      <style:table-row-properties style:use-optimal-row-height="true" fo:break-before="auto"/>
    </style:style>
    <style:style style:name="rs3" style:family="table-row">
      <style:table-row-properties style:use-optimal-row-height="true" fo:break-before="auto"/>
    </style:style>
    <style:style style:name="rs4" style:family="table-row">
      <style:table-row-properties style:use-optimal-row-height="true" fo:break-before="auto"/>
    </style:style>
    <style:style style:name="rs5" style:family="table-row">
      <style:table-row-properties style:use-optimal-row-height="true" fo:break-before="auto"/>
    </style:style>
    <style:style style:name="rs6" style:family="table-row">
      <style:table-row-properties style:use-optimal-row-height="true" fo:break-before="auto"/>
    </style:style>
    <style:style style:name="chart-style" style:family="chart">
      <style:chart-properties>
        <style:graphic-properties draw:fill-color="#FFFFFF" draw:stroke="solid" draw:stroke-color="#000000" draw:stroke-width="1"/>
        <chart:legend position="bottom"/>
        <chart:wall>
          <style:graphic-properties chart:stroke-color="#CCCCCC" chart:stroke-width="0.5pt"/>
        </chart:wall>
        <chart:axis>
          <style:text-properties fo:color="#000000" fo:font-size="10pt"/>
        </chart:axis>
        <chart:series style:data-series-number="0">
          <style:graphic-properties draw:fill-color="#4285F4" draw:stroke="none"/>
        </chart:series>
        <chart:series style:data-series-number="1">
          <style:graphic-properties draw:fill-color="#EA4335" draw:stroke="none"/>
        </chart:series>
        <chart:series style:data-series-number="2">
          <style:graphic-properties draw:fill-color="#FBBC05" draw:stroke="none"/>
        </chart:series>
        <chart:series style:data-series-number="3">
          <style:graphic-properties draw:fill-color="#34A853" draw:stroke="none"/>
        </chart:series>
      </style:char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ss1">
        <table:shapes>
          <draw:frame draw:z-index="0" draw:style-name="chs1" draw:text-style-name="P1" svg:width="15cm" svg:height="10cm" svg:x="20cm" svg:y="20cm">
            <draw:object draw:notify-on-update-of-ranges="Sheet1.A1:Sheet1.A5">
              <loext:p/>
            </draw:object>
          </draw:frame>
        </table:shapes>
        <table:table-column table:style-name="cs1" table:number-columns-repeated="16384" table:default-cell-style-name="Default"/>
        <table:table-row table:style-name="rs2">
          <table:table-cell office:value-type="float" calcext:value-type="float" office:value="1">
            <text:p>1</text:p>
          </table:table-cell>
          <table:table-cell table:number-columns-repeated="16383"/>
        </table:table-row>
        <table:table-row table:style-name="rs3">
          <table:table-cell office:value-type="float" calcext:value-type="float" office:value="2">
            <text:p>2</text:p>
          </table:table-cell>
          <table:table-cell table:number-columns-repeated="16383"/>
        </table:table-row>
        <table:table-row table:style-name="rs4">
          <table:table-cell office:value-type="float" calcext:value-type="float" office:value="3">
            <text:p>3</text:p>
          </table:table-cell>
          <table:table-cell table:number-columns-repeated="16383"/>
        </table:table-row>
        <table:table-row table:style-name="rs5">
          <table:table-cell office:value-type="float" calcext:value-type="float" office:value="4">
            <text:p>4</text:p>
          </table:table-cell>
          <table:table-cell table:number-columns-repeated="16383"/>
        </table:table-row>
        <table:table-row table:style-name="rs6">
          <table:table-cell office:value-type="float" calcext:value-type="float" office:value="5">
            <text:p>5</text:p>
          </table:table-cell>
          <table:table-cell table:number-columns-repeated="16383"/>
        </table:table-row>
        <table:table-row table:style-name="rs1" table:number-rows-repeated="104857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styles>
    <style:style style:name="Standard" style:family="Paragraph" style:class="text">
      <style:text-properties fo:font-size="12pt" style:font-name="Liberation San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
                        )</text:p>
        </style:region-left>
        <style:region-right>
          <text:p><text:date style:data-style-name="N2" text:date-value="2025-05-02">
                        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
                    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/>
    <subject/>
    <initial-creator>go-odt</initial-creator>
    <creator>go-odt</creator>
    <meta:creation-date>2025-05-25T16:50:27Z</meta:creation-date>
    <dc:date>2025-05-25T16:50:27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